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3.175cm"/>
    </style:style>
    <style:style style:name="Tabella1.B" style:family="table-column">
      <style:table-column-properties style:column-width="8.158cm"/>
    </style:style>
    <style:style style:name="Tabella1.C" style:family="table-column">
      <style:table-column-properties style:column-width="5.68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760b6" officeooo:paragraph-rsid="001760b6"/>
    </style:style>
    <style:style style:name="P3" style:family="paragraph" style:parent-style-name="Text_20_body">
      <style:text-properties fo:font-size="11pt" officeooo:paragraph-rsid="001aadac" style:font-size-asian="11pt" style:font-size-complex="11pt"/>
    </style:style>
    <style:style style:name="P4" style:family="paragraph" style:parent-style-name="Text_20_body">
      <style:text-properties fo:font-size="11pt" officeooo:paragraph-rsid="001c1ec4" style:font-size-asian="11pt" style:font-size-complex="11pt"/>
    </style:style>
    <style:style style:name="P5" style:family="paragraph" style:parent-style-name="Text_20_body">
      <style:text-properties fo:font-size="11pt" officeooo:paragraph-rsid="001e4be6" style:font-size-asian="11pt" style:font-size-complex="11pt"/>
    </style:style>
    <style:style style:name="P6" style:family="paragraph" style:parent-style-name="Text_20_body">
      <style:text-properties fo:font-size="11pt" officeooo:rsid="001c1ec4" officeooo:paragraph-rsid="001c1ec4" style:font-size-asian="11pt" style:font-size-complex="11pt"/>
    </style:style>
    <style:style style:name="P7" style:family="paragraph" style:parent-style-name="Text_20_body">
      <style:text-properties fo:font-size="11pt" officeooo:rsid="001e4be6" officeooo:paragraph-rsid="001e4be6" style:font-size-asian="11pt" style:font-size-complex="11pt"/>
    </style:style>
    <style:style style:name="P8" style:family="paragraph" style:parent-style-name="Text_20_body">
      <style:text-properties officeooo:rsid="0024f4de" officeooo:paragraph-rsid="0024f4de"/>
    </style:style>
    <style:style style:name="P9" style:family="paragraph" style:parent-style-name="Text_20_body">
      <style:paragraph-properties fo:margin-left="1.251cm" fo:margin-right="0cm" fo:margin-top="0cm" fo:margin-bottom="0.011cm" style:contextual-spacing="false" fo:text-indent="0cm" style:auto-text-indent="false"/>
      <style:text-properties style:font-name="Courier 10 Pitch" fo:font-size="11pt" officeooo:paragraph-rsid="001e4be6" style:font-size-asian="11pt" style:font-size-complex="11pt"/>
    </style:style>
    <style:style style:name="P10" style:family="paragraph" style:parent-style-name="Text_20_body">
      <style:paragraph-properties fo:margin-left="1.251cm" fo:margin-right="0cm" fo:margin-top="0cm" fo:margin-bottom="0.011cm" style:contextual-spacing="false" fo:text-indent="0cm" style:auto-text-indent="false"/>
      <style:text-properties style:font-name="Courier 10 Pitch" fo:font-size="11pt" officeooo:rsid="001e4be6" officeooo:paragraph-rsid="001e4be6" style:font-size-asian="11pt" style:font-size-complex="11pt"/>
    </style:style>
    <style:style style:name="P11" style:family="paragraph" style:parent-style-name="Text_20_body">
      <style:paragraph-properties fo:margin-left="1.251cm" fo:margin-right="0cm" fo:margin-top="0cm" fo:margin-bottom="0.011cm" style:contextual-spacing="false" fo:text-indent="0cm" style:auto-text-indent="false"/>
      <style:text-properties fo:color="#008000" style:font-name="Courier 10 Pitch" fo:font-size="11pt" officeooo:rsid="001e4be6" officeooo:paragraph-rsid="001e4be6" style:font-size-asian="11pt" style:font-size-complex="11pt"/>
    </style:style>
    <style:style style:name="P12" style:family="paragraph" style:parent-style-name="Table_20_Contents">
      <style:text-properties fo:font-size="11pt" officeooo:rsid="001c1ec4" officeooo:paragraph-rsid="001c1ec4" style:font-size-asian="11pt" style:font-size-complex="11pt"/>
    </style:style>
    <style:style style:name="P13" style:family="paragraph" style:parent-style-name="Table_20_Heading">
      <style:text-properties fo:font-size="11pt" officeooo:rsid="001c1ec4" officeooo:paragraph-rsid="001c1ec4" style:font-size-asian="11pt" style:font-size-complex="11pt"/>
    </style:style>
    <style:style style:name="P14" style:family="paragraph" style:parent-style-name="Text_20_body">
      <style:text-properties officeooo:paragraph-rsid="001e4be6"/>
    </style:style>
    <style:style style:name="P15" style:family="paragraph" style:parent-style-name="Text_20_body">
      <style:text-properties officeooo:paragraph-rsid="001c1ec4"/>
    </style:style>
    <style:style style:name="P16" style:family="paragraph" style:parent-style-name="Heading_20_3">
      <style:text-properties officeooo:rsid="001c4b68" officeooo:paragraph-rsid="001c4b68"/>
    </style:style>
    <style:style style:name="P17" style:family="paragraph" style:parent-style-name="Heading_20_3">
      <style:text-properties officeooo:rsid="001e4be6" officeooo:paragraph-rsid="001e4be6"/>
    </style:style>
    <style:style style:name="T1" style:family="text">
      <style:text-properties officeooo:rsid="0018cd0b"/>
    </style:style>
    <style:style style:name="T2" style:family="text">
      <style:text-properties officeooo:rsid="001aadac"/>
    </style:style>
    <style:style style:name="T3" style:family="text">
      <style:text-properties fo:font-weight="bold" officeooo:rsid="001aadac" style:font-weight-asian="bold" style:font-weight-complex="bold"/>
    </style:style>
    <style:style style:name="T4" style:family="text">
      <style:text-properties fo:font-weight="bold" officeooo:rsid="001c1ec4" style:font-weight-asian="bold" style:font-weight-complex="bold"/>
    </style:style>
    <style:style style:name="T5" style:family="text">
      <style:text-properties fo:font-weight="bold" officeooo:rsid="001c4b68" style:font-weight-asian="bold" style:font-weight-complex="bold"/>
    </style:style>
    <style:style style:name="T6" style:family="text">
      <style:text-properties fo:font-weight="bold" officeooo:rsid="001df0df" style:font-weight-asian="bold" style:font-weight-complex="bold"/>
    </style:style>
    <style:style style:name="T7" style:family="text">
      <style:text-properties fo:font-weight="bold" officeooo:rsid="0029e88d" style:font-weight-asian="bold" style:font-weight-complex="bold"/>
    </style:style>
    <style:style style:name="T8" style:family="text">
      <style:text-properties officeooo:rsid="001c1ec4"/>
    </style:style>
    <style:style style:name="T9" style:family="text">
      <style:text-properties fo:font-style="italic" officeooo:rsid="001c1ec4" style:font-style-asian="italic" style:font-style-complex="italic"/>
    </style:style>
    <style:style style:name="T10" style:family="text">
      <style:text-properties fo:font-style="italic" officeooo:rsid="001e4be6" style:font-style-asian="italic" style:font-style-complex="italic"/>
    </style:style>
    <style:style style:name="T11" style:family="text">
      <style:text-properties officeooo:rsid="001c4b68"/>
    </style:style>
    <style:style style:name="T12" style:family="text">
      <style:text-properties officeooo:rsid="001df0df"/>
    </style:style>
    <style:style style:name="T13" style:family="text">
      <style:text-properties officeooo:rsid="001e4be6"/>
    </style:style>
    <style:style style:name="T14" style:family="text">
      <style:text-properties fo:color="#008000" officeooo:rsid="001e4be6"/>
    </style:style>
    <style:style style:name="T15" style:family="text">
      <style:text-properties officeooo:rsid="0025e34a"/>
    </style:style>
    <style:style style:name="T16" style:family="text">
      <style:text-properties officeooo:rsid="0029e88d"/>
    </style:style>
    <style:style style:name="T17" style:family="text">
      <style:text-properties fo:font-size="11pt" officeooo:rsid="001e4be6" style:font-size-asian="11pt" style:font-size-complex="11pt"/>
    </style:style>
    <style:style style:name="T18" style:family="text">
      <style:text-properties fo:font-size="11pt" officeooo:rsid="001df0df" style:font-size-asian="11pt" style:font-size-complex="11pt"/>
    </style:style>
    <style:style style:name="T19" style:family="text">
      <style:text-properties fo:font-size="11pt" officeooo:rsid="0029e88d" style:font-size-asian="11pt" style:font-size-complex="11pt"/>
    </style:style>
    <style:style style:name="T20" style:family="text">
      <style:text-properties fo:font-size="11pt" officeooo:rsid="001c1ec4" style:font-size-asian="11pt" style:font-size-complex="11pt"/>
    </style:style>
    <style:style style:name="T21" style:family="text">
      <style:text-properties fo:font-size="11pt" fo:font-weight="bold" officeooo:rsid="001df0df" style:font-size-asian="11pt" style:font-weight-asian="bold" style:font-size-complex="11pt" style:font-weight-complex="bold"/>
    </style:style>
    <style:style style:name="T22" style:family="text">
      <style:text-properties fo:font-size="11pt" fo:font-weight="bold" officeooo:rsid="0029e88d" style:font-size-asian="11pt" style:font-weight-asian="bold" style:font-size-complex="11pt" style:font-weight-complex="bold"/>
    </style:style>
    <style:style style:name="T23" style:family="text">
      <style:text-properties fo:font-size="11pt" fo:font-style="italic" officeooo:rsid="001e4be6" style:font-size-asian="11pt" style:font-style-asian="italic" style:font-size-complex="11pt" style:font-style-complex="italic"/>
    </style:style>
    <style:style style:name="T24" style:family="text">
      <style:text-properties officeooo:rsid="002bd57e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oberto Casadei</text:p>
      <text:p text:style-name="P2">Intelligenza Artificiale, a.a. 2012-2013</text:p>
      <text:p text:style-name="P1"/>
      <text:h text:style-name="Heading_20_1" text:outline-level="1">Esercizio su <text:span text:style-name="T1">classificazione</text:span></text:h>
      <text:p text:style-name="P3"><text:span text:style-name="T2">In questo esercizio si è verificata l'efficacia di due algoritmi di </text:span><text:span text:style-name="T8">apprendimento</text:span><text:span text:style-name="T2"> (</text:span><text:span text:style-name="T3">Support Vector Machine</text:span><text:span text:style-name="T2"> e </text:span><text:span text:style-name="T3">Multilayer Perceptron</text:span><text:span text:style-name="T2">) a un problema </text:span><text:span text:style-name="T8">di classificazione</text:span><text:span text:style-name="T2"> relativo alla valutazione di automobili.</text:span></text:p>
      <text:p text:style-name="P4"><text:span text:style-name="T8">Il problema (</text:span><text:span text:style-name="T9">Car Evaluation Database</text:span><text:span text:style-name="T8">) è definito dai seguenti </text:span><text:span text:style-name="T4">attributi</text:span><text:span text:style-name="T8">: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header-rows>
          <table:table-row>
            <table:table-cell table:style-name="Tabella1.A1" office:value-type="string">
              <text:p text:style-name="P13">Attributo</text:p>
            </table:table-cell>
            <table:table-cell table:style-name="Tabella1.A1" office:value-type="string">
              <text:p text:style-name="P13">Descrizione</text:p>
            </table:table-cell>
            <table:table-cell table:style-name="Tabella1.C1" office:value-type="string">
              <text:p text:style-name="P13">Possibili valori</text:p>
            </table:table-cell>
          </table:table-row>
        </table:table-header-rows>
        <table:table-row>
          <table:table-cell table:style-name="Tabella1.A2" office:value-type="string">
            <text:p text:style-name="P12">buying</text:p>
          </table:table-cell>
          <table:table-cell table:style-name="Tabella1.A2" office:value-type="string">
            <text:p text:style-name="P12">Prezzo di vendita</text:p>
          </table:table-cell>
          <table:table-cell table:style-name="Tabella1.C2" office:value-type="string">
            <text:p text:style-name="P12">low, medium, high, very_high</text:p>
          </table:table-cell>
        </table:table-row>
        <table:table-row>
          <table:table-cell table:style-name="Tabella1.A2" office:value-type="string">
            <text:p text:style-name="P12">maint</text:p>
          </table:table-cell>
          <table:table-cell table:style-name="Tabella1.A2" office:value-type="string">
            <text:p text:style-name="P12">Costo di manutenzione</text:p>
          </table:table-cell>
          <table:table-cell table:style-name="Tabella1.C2" office:value-type="string">
            <text:p text:style-name="P12">low, medium, high, very_high</text:p>
          </table:table-cell>
        </table:table-row>
        <table:table-row>
          <table:table-cell table:style-name="Tabella1.A2" office:value-type="string">
            <text:p text:style-name="P12">doors</text:p>
          </table:table-cell>
          <table:table-cell table:style-name="Tabella1.A2" office:value-type="string">
            <text:p text:style-name="P12">Numero di porte</text:p>
          </table:table-cell>
          <table:table-cell table:style-name="Tabella1.C2" office:value-type="string">
            <text:p text:style-name="P12">2, 3, 4, 5_more</text:p>
          </table:table-cell>
        </table:table-row>
        <table:table-row>
          <table:table-cell table:style-name="Tabella1.A2" office:value-type="string">
            <text:p text:style-name="P12">persons</text:p>
          </table:table-cell>
          <table:table-cell table:style-name="Tabella1.A2" office:value-type="string">
            <text:p text:style-name="P12">Capacità massima di passeggeri</text:p>
          </table:table-cell>
          <table:table-cell table:style-name="Tabella1.C2" office:value-type="string">
            <text:p text:style-name="P12">2, 4, more</text:p>
          </table:table-cell>
        </table:table-row>
        <table:table-row>
          <table:table-cell table:style-name="Tabella1.A2" office:value-type="string">
            <text:p text:style-name="P12">lug_boot</text:p>
          </table:table-cell>
          <table:table-cell table:style-name="Tabella1.A2" office:value-type="string">
            <text:p text:style-name="P12">Dimensione del bagagliaio</text:p>
          </table:table-cell>
          <table:table-cell table:style-name="Tabella1.C2" office:value-type="string">
            <text:p text:style-name="P12">small, medium, big</text:p>
          </table:table-cell>
        </table:table-row>
        <table:table-row>
          <table:table-cell table:style-name="Tabella1.A2" office:value-type="string">
            <text:p text:style-name="P12">safety</text:p>
          </table:table-cell>
          <table:table-cell table:style-name="Tabella1.A2" office:value-type="string">
            <text:p text:style-name="P12">Stima della sicurezza della macchina</text:p>
          </table:table-cell>
          <table:table-cell table:style-name="Tabella1.C2" office:value-type="string">
            <text:p text:style-name="P12">low, medium, high</text:p>
          </table:table-cell>
        </table:table-row>
      </table:table>
      <text:p text:style-name="P6"/>
      <text:p text:style-name="P15"><text:span text:style-name="T19">Il</text:span><text:span text:style-name="T20"> “valore di valutazione” </text:span><text:span text:style-name="T19">è l'attributo di </text:span><text:span text:style-name="T22">classe</text:span><text:span text:style-name="T20">, che può assumere i valori: unacceptable, acceptable, good, very_good.</text:span></text:p>
      <text:h text:style-name="P16" text:outline-level="3">Soluzione e strumenti usati</text:h>
      <text:p text:style-name="P5"><text:span text:style-name="T11">Per effettuare il training e il test si è usato </text:span><text:span text:style-name="T5">Weka</text:span><text:span text:style-name="T11">, un framework open-source per machine learning scritto in Java. </text:span></text:p>
      <text:p text:style-name="P7">Allo scopo, i data set sono stati convertiti manualmente in file .arff (Attribute-Relation File Format), dove ai dati è preceduta un'intestazione che specifica il nome della relazione, gli attributi, la classe e i rispettivi valori. </text:p>
      <text:p text:style-name="P14"><text:span text:style-name="T17">S</text:span><text:span text:style-name="T18">i è </text:span><text:span text:style-name="T17">poi </text:span><text:span text:style-name="T18">effettuata una </text:span><text:span text:style-name="T21">10-fold cross-validation </text:span><text:span text:style-name="T18">sul data set </text:span><text:span text:style-name="T17">(che ha il vantaggio, rispetto a un </text:span><text:span text:style-name="T23">resampling</text:span><text:span text:style-name="T17"> dimensionato, che ogni test-set è indipendente dagli altri).</text:span></text:p>
      <text:h text:style-name="P17" text:outline-level="3">Risultati</text:h>
      <text:p text:style-name="P8"><draw:frame draw:style-name="fr1" draw:name="Oggetto1" text:anchor-type="paragraph" svg:x="-2cm" svg:y="1.095cm" svg:width="21.001cm" svg:height="5.196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15">E' stato impiegato </text:span>il t-test in quanto <text:span text:style-name="T24">i dati sono approssimativamente normali (media e mediana vicine, con asimmetria compresa tra -2 e +2).</text:span></text:p>
      <text:p text:style-name="P8"/>
      <text:p text:style-name="P8">Quello che si ottiene dal test è che la differenza tra le medie dei risultati ottenuti non è dovuta al caso ma, in questa applicazione, la rete multi-livello a percettroni utilizzata ha con buona probabilità performance migliori rispetto alla Support Vector Machine impiegat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y </meta:initial-creator>
    <meta:creation-date>2013-05-17T18:12:34</meta:creation-date>
    <dc:date>2013-07-02T14:04:58</dc:date>
    <dc:creator>Roby </dc:creator>
    <meta:editing-duration>PT5H28M39S</meta:editing-duration>
    <meta:editing-cycles>26</meta:editing-cycles>
    <meta:generator>LibreOffice/4.0.3.3$Linux_x86 LibreOffice_project/400m0$Build-3</meta:generator>
    <meta:document-statistic meta:table-count="1" meta:image-count="0" meta:object-count="1" meta:page-count="1" meta:paragraph-count="34" meta:word-count="268" meta:character-count="1785" meta:non-whitespace-character-count="154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0.497cm"/>
    </style:style>
    <style:style style:name="co9" style:family="table-column">
      <style:table-column-properties fo:break-before="auto" style:column-width="2.907cm"/>
    </style:style>
    <style:style style:name="co10" style:family="table-column">
      <style:table-column-properties fo:break-before="auto" style:column-width="9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cfe7f5"/>
    </style:style>
    <style:style style:name="ce7" style:family="table-cell" style:parent-style-name="Default">
      <style:table-cell-properties fo:background-color="#cccccc"/>
    </style:style>
    <style:style style:name="ce8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2"/>
        </table:table-row>
        <table:table-row table:style-name="ro2">
          <table:table-cell table:style-name="ce1" table:number-columns-repeated="3"/>
          <table:table-cell table:style-name="ce4" office:value-type="string" table:number-columns-spanned="2" table:number-rows-spanned="1">
            <text:p>SVM</text:p>
          </table:table-cell>
          <table:covered-table-cell table:style-name="ce1"/>
          <table:table-cell table:style-name="ce4" office:value-type="string" table:number-columns-spanned="2" table:number-rows-spanned="1">
            <text:p>MLP</text:p>
          </table:table-cell>
          <table:covered-table-cell table:style-name="ce1"/>
          <table:table-cell table:number-columns-repeated="5"/>
        </table:table-row>
        <table:table-row table:style-name="ro3">
          <table:table-cell table:style-name="ce1" office:value-type="string">
            <text:p>Fold #</text:p>
          </table:table-cell>
          <table:table-cell table:style-name="ce1" office:value-type="string">
            <text:p>Size</text:p>
          </table:table-cell>
          <table:table-cell table:style-name="ce1"/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office:value-type="string">
            <text:p>Diff medie</text:p>
          </table:table-cell>
          <table:table-cell office:value-type="string">
            <text:p>(d-mediaD)^2</text:p>
          </table:table-cell>
          <table:table-cell/>
          <table:table-cell table:style-name="ce7" office:value-type="string">
            <text:p>H0</text:p>
          </table:table-cell>
          <table:table-cell office:value-type="string">
            <text:p>La differenza tra le medie è nulla (cioè dovuta al caso)</text:p>
          </table:table-cell>
        </table:table-row>
        <table:table-row table:style-name="ro2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4">
            <text:p>164</text:p>
          </table:table-cell>
          <table:table-cell table:style-name="ce6" table:formula="of:=[.$D4]*100/[.$B4]" office:value-type="float" office:value="94.7976878612717">
            <text:p>94,7976878613</text:p>
          </table:table-cell>
          <table:table-cell table:style-name="ce5" office:value-type="float" office:value="173">
            <text:p>173</text:p>
          </table:table-cell>
          <table:table-cell table:style-name="ce6" table:formula="of:=[.$F4]*100/[.$B4]" office:value-type="float" office:value="100">
            <text:p>100</text:p>
          </table:table-cell>
          <table:table-cell table:formula="of:=[.G4]-[.E4]" office:value-type="float" office:value="5.20231213872832">
            <text:p>5,2023121387</text:p>
          </table:table-cell>
          <table:table-cell table:formula="of:=([.H4]-[.$H$15])^2" office:value-type="float" office:value="0.124043343900198">
            <text:p>0,1240433439</text:p>
          </table:table-cell>
          <table:table-cell/>
          <table:table-cell table:style-name="ce7" office:value-type="string">
            <text:p>H1</text:p>
          </table:table-cell>
          <table:table-cell office:value-type="string">
            <text:p>La differenza tra le medie è diversa da zero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3">
            <text:p>163</text:p>
          </table:table-cell>
          <table:table-cell table:style-name="ce6" table:formula="of:=[.$D5]*100/[.$B5]" office:value-type="float" office:value="94.2196531791908">
            <text:p>94,2196531792</text:p>
          </table:table-cell>
          <table:table-cell table:style-name="ce5" office:value-type="float" office:value="173">
            <text:p>173</text:p>
          </table:table-cell>
          <table:table-cell table:style-name="ce6" table:formula="of:=[.$F5]*100/[.$B5]" office:value-type="float" office:value="100">
            <text:p>100</text:p>
          </table:table-cell>
          <table:table-cell table:formula="of:=[.G5]-[.E5]" office:value-type="float" office:value="5.78034682080924">
            <text:p>5,7803468208</text:p>
          </table:table-cell>
          <table:table-cell table:formula="of:=([.H5]-[.$H$15])^2" office:value-type="float" office:value="0.0510022629543594">
            <text:p>0,051002263</text:p>
          </table:table-cell>
          <table:table-cell table:number-columns-repeated="3"/>
        </table:table-row>
        <table:table-row table:style-name="ro3"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4">
            <text:p>164</text:p>
          </table:table-cell>
          <table:table-cell table:style-name="ce6" table:formula="of:=[.$D6]*100/[.$B6]" office:value-type="float" office:value="94.7976878612717">
            <text:p>94,7976878613</text:p>
          </table:table-cell>
          <table:table-cell table:style-name="ce5" office:value-type="float" office:value="173">
            <text:p>173</text:p>
          </table:table-cell>
          <table:table-cell table:style-name="ce6" table:formula="of:=[.$F6]*100/[.$B6]" office:value-type="float" office:value="100">
            <text:p>100</text:p>
          </table:table-cell>
          <table:table-cell table:formula="of:=[.G6]-[.E6]" office:value-type="float" office:value="5.20231213872832">
            <text:p>5,2023121387</text:p>
          </table:table-cell>
          <table:table-cell table:formula="of:=([.H6]-[.$H$15])^2" office:value-type="float" office:value="0.124043343900198">
            <text:p>0,1240433439</text:p>
          </table:table-cell>
          <table:table-cell/>
          <table:table-cell table:style-name="ce7" office:value-type="string">
            <text:p>Gdl</text:p>
          </table:table-cell>
          <table:table-cell table:formula="of:=[.A15] - 2" office:value-type="float" office:value="8">
            <text:p>8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59">
            <text:p>159</text:p>
          </table:table-cell>
          <table:table-cell table:style-name="ce6" table:formula="of:=[.$D7]*100/[.$B7]" office:value-type="float" office:value="91.9075144508671">
            <text:p>91,9075144509</text:p>
          </table:table-cell>
          <table:table-cell table:style-name="ce5" office:value-type="float" office:value="171">
            <text:p>171</text:p>
          </table:table-cell>
          <table:table-cell table:style-name="ce6" table:formula="of:=[.$F7]*100/[.$B7]" office:value-type="float" office:value="98.8439306358382">
            <text:p>98,8439306358</text:p>
          </table:table-cell>
          <table:table-cell table:formula="of:=[.G7]-[.E7]" office:value-type="float" office:value="6.93641618497109">
            <text:p>6,936416185</text:p>
          </table:table-cell>
          <table:table-cell table:formula="of:=([.H7]-[.$H$15])^2" office:value-type="float" office:value="1.90966466319306">
            <text:p>1,9096646632</text:p>
          </table:table-cell>
          <table:table-cell/>
          <table:table-cell table:style-name="ce7" office:value-type="string">
            <text:p>Alfa</text:p>
          </table:table-cell>
          <table:table-cell table:formula="of:=0.05" office:value-type="float" office:value="0.05">
            <text:p>0,05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5">
            <text:p>165</text:p>
          </table:table-cell>
          <table:table-cell table:style-name="ce6" table:formula="of:=[.$D8]*100/[.$B8]" office:value-type="float" office:value="95.3757225433526">
            <text:p>95,3757225434</text:p>
          </table:table-cell>
          <table:table-cell table:style-name="ce5" office:value-type="float" office:value="172">
            <text:p>172</text:p>
          </table:table-cell>
          <table:table-cell table:style-name="ce6" table:formula="of:=[.$F8]*100/[.$B8]" office:value-type="float" office:value="99.4219653179191">
            <text:p>99,4219653179</text:p>
          </table:table-cell>
          <table:table-cell table:formula="of:=[.G8]-[.E8]" office:value-type="float" office:value="4.04624277456648">
            <text:p>4,0462427746</text:p>
          </table:table-cell>
          <table:table-cell table:formula="of:=([.H8]-[.$H$15])^2" office:value-type="float" office:value="2.27487006792221">
            <text:p>2,2748700679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2">
            <text:p>162</text:p>
          </table:table-cell>
          <table:table-cell table:style-name="ce6" table:formula="of:=[.$D9]*100/[.$B9]" office:value-type="float" office:value="93.6416184971098">
            <text:p>93,6416184971</text:p>
          </table:table-cell>
          <table:table-cell table:style-name="ce5" office:value-type="float" office:value="171">
            <text:p>171</text:p>
          </table:table-cell>
          <table:table-cell table:style-name="ce6" table:formula="of:=[.$F9]*100/[.$B9]" office:value-type="float" office:value="98.8439306358382">
            <text:p>98,8439306358</text:p>
          </table:table-cell>
          <table:table-cell table:formula="of:=[.G9]-[.E9]" office:value-type="float" office:value="5.20231213872832">
            <text:p>5,2023121387</text:p>
          </table:table-cell>
          <table:table-cell table:formula="of:=([.H9]-[.$H$15])^2" office:value-type="float" office:value="0.124043343900198">
            <text:p>0,1240433439</text:p>
          </table:table-cell>
          <table:table-cell/>
          <table:table-cell table:style-name="ce7" office:value-type="string">
            <text:p>Valore critico</text:p>
          </table:table-cell>
          <table:table-cell table:style-name="ce6" table:formula="of:=TINV([.L7];[.L6])" office:value-type="float" office:value="2.30600413520417">
            <text:p>2,3060041352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3">
            <text:p>163</text:p>
          </table:table-cell>
          <table:table-cell table:style-name="ce6" table:formula="of:=[.$D10]*100/[.$B10]" office:value-type="float" office:value="94.2196531791908">
            <text:p>94,2196531792</text:p>
          </table:table-cell>
          <table:table-cell table:style-name="ce5" office:value-type="float" office:value="170">
            <text:p>170</text:p>
          </table:table-cell>
          <table:table-cell table:style-name="ce6" table:formula="of:=[.$F10]*100/[.$B10]" office:value-type="float" office:value="98.2658959537572">
            <text:p>98,2658959538</text:p>
          </table:table-cell>
          <table:table-cell table:formula="of:=[.G10]-[.E10]" office:value-type="float" office:value="4.04624277456647">
            <text:p>4,0462427746</text:p>
          </table:table-cell>
          <table:table-cell table:formula="of:=([.H10]-[.$H$15])^2" office:value-type="float" office:value="2.27487006792226">
            <text:p>2,2748700679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56">
            <text:p>156</text:p>
          </table:table-cell>
          <table:table-cell table:style-name="ce6" table:formula="of:=[.$D11]*100/[.$B11]" office:value-type="float" office:value="90.1734104046243">
            <text:p>90,1734104046</text:p>
          </table:table-cell>
          <table:table-cell table:style-name="ce5" office:value-type="float" office:value="173">
            <text:p>173</text:p>
          </table:table-cell>
          <table:table-cell table:style-name="ce6" table:formula="of:=[.$F11]*100/[.$B11]" office:value-type="float" office:value="100">
            <text:p>100</text:p>
          </table:table-cell>
          <table:table-cell table:formula="of:=[.G11]-[.E11]" office:value-type="float" office:value="9.82658959537572">
            <text:p>9,8265895954</text:p>
          </table:table-cell>
          <table:table-cell table:formula="of:=([.H11]-[.$H$15])^2" office:value-type="float" office:value="18.2506639428837">
            <text:p>18,2506639429</text:p>
          </table:table-cell>
          <table:table-cell/>
          <table:table-cell table:style-name="ce7" office:value-type="string">
            <text:p>t</text:p>
          </table:table-cell>
          <table:table-cell table:style-name="ce6" table:formula="of:= ( [.$H$15] ) * SQRT([.A15]) / [.$I$15]" office:value-type="float" office:value="10.0592257058618">
            <text:p>10,0592257059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/>
          <table:table-cell table:style-name="ce5" office:value-type="float" office:value="163">
            <text:p>163</text:p>
          </table:table-cell>
          <table:table-cell table:style-name="ce6" table:formula="of:=[.$D12]*100/[.$B12]" office:value-type="float" office:value="94.7674418604651">
            <text:p>94,7674418605</text:p>
          </table:table-cell>
          <table:table-cell table:style-name="ce5" office:value-type="float" office:value="172">
            <text:p>172</text:p>
          </table:table-cell>
          <table:table-cell table:style-name="ce6" table:formula="of:=[.$F12]*100/[.$B12]" office:value-type="float" office:value="100">
            <text:p>100</text:p>
          </table:table-cell>
          <table:table-cell table:formula="of:=[.G12]-[.E12]" office:value-type="float" office:value="5.23255813953489">
            <text:p>5,2325581395</text:p>
          </table:table-cell>
          <table:table-cell table:formula="of:=([.H12]-[.$H$15])^2" office:value-type="float" office:value="0.103653009978307">
            <text:p>0,10365301</text:p>
          </table:table-cell>
          <table:table-cell table:number-columns-repeated="3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/>
          <table:table-cell table:style-name="ce5" office:value-type="float" office:value="162">
            <text:p>162</text:p>
          </table:table-cell>
          <table:table-cell table:style-name="ce6" table:formula="of:=[.$D13]*100/[.$B13]" office:value-type="float" office:value="94.1860465116279">
            <text:p>94,1860465116</text:p>
          </table:table-cell>
          <table:table-cell table:style-name="ce5" office:value-type="float" office:value="169">
            <text:p>169</text:p>
          </table:table-cell>
          <table:table-cell table:style-name="ce6" table:formula="of:=[.$F13]*100/[.$B13]" office:value-type="float" office:value="98.2558139534884">
            <text:p>98,2558139535</text:p>
          </table:table-cell>
          <table:table-cell table:formula="of:=[.G13]-[.E13]" office:value-type="float" office:value="4.06976744186046">
            <text:p>4,0697674419</text:p>
          </table:table-cell>
          <table:table-cell table:formula="of:=([.H13]-[.$H$15])^2" office:value-type="float" office:value="2.2044605078603">
            <text:p>2,2044605079</text:p>
          </table:table-cell>
          <table:table-cell/>
          <table:table-cell table:style-name="ce8" office:value-type="string">
            <text:p>CONCLUSIONE</text:p>
          </table:table-cell>
          <table:table-cell table:style-name="ce9" table:formula="of:=IF( [.$L$11] &lt; [.$L$9]; &quot;Accetto H0 =&gt; Differenza dovuta al caso&quot;; &quot;Rifiuto H0 e accetto H1 =&gt; Differenza NON dovuta al caso&quot;)" office:value-type="string" office:string-value="Rifiuto H0 e accetto H1 =&gt; Differenza NON dovuta al caso">
            <text:p>Rifiuto H0 e accetto H1 =&gt; Differenza NON dovuta al caso</text:p>
          </table:table-cell>
        </table:table-row>
        <table:table-row table:style-name="ro2">
          <table:table-cell table:style-name="ce2" table:number-columns-repeated="7"/>
          <table:table-cell/>
          <table:table-cell table:style-name="ce2"/>
          <table:table-cell/>
          <table:table-cell table:style-name="ce9" table:number-columns-repeated="2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3" table:formula="of:=SUM([.B4:.B13])" office:value-type="float" office:value="1728">
            <text:p>1728</text:p>
          </table:table-cell>
          <table:table-cell table:style-name="ce3"/>
          <table:table-cell table:style-name="ce3" table:formula="of:=SUM([.D4:.D14])" office:value-type="float" office:value="1621">
            <text:p>1621</text:p>
          </table:table-cell>
          <table:table-cell table:style-name="ce3" table:formula="of:=SUM([.E4:.E14])/[.A15]" office:value-type="float" office:value="93.8086436348972">
            <text:p>93,8086436349</text:p>
          </table:table-cell>
          <table:table-cell table:style-name="ce3" table:formula="of:=SUM([.F4:.F14])" office:value-type="float" office:value="1717">
            <text:p>1717</text:p>
          </table:table-cell>
          <table:table-cell table:style-name="ce3" table:formula="of:=SUM([.G4:.G14])/[.A15]" office:value-type="float" office:value="99.3631536496841">
            <text:p>99,3631536497</text:p>
          </table:table-cell>
          <table:table-cell table:style-name="ce3" table:formula="of:=SUM([.H4:.H13])/[.A15]" office:value-type="float" office:value="5.55451001478693">
            <text:p>5,5545100148</text:p>
          </table:table-cell>
          <table:table-cell table:style-name="ce3" table:formula="of:=SQRT((SUM([.I4:.I13]))/ ([.$A$15]-1))" office:value-type="float" office:value="1.74614860492758">
            <text:p>1,7461486049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>
            <text:p>DEV.STD</text:p>
          </table:table-cell>
          <table:table-cell table:number-columns-repeated="3"/>
        </table:table-row>
        <table:table-row table:style-name="ro2" table:number-rows-repeated="1048559">
          <table:table-cell table:number-columns-repeated="12"/>
        </table:table-row>
        <table:table-row table:style-name="ro2">
          <table:table-cell table:number-columns-repeated="12"/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 style:data-style-name="N2" text:time-value="0000-00-00T18:30:1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